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c2b0" officeooo:paragraph-rsid="0004c2b0"/>
    </style:style>
    <style:style style:name="P2" style:family="paragraph" style:parent-style-name="Standard">
      <style:text-properties officeooo:rsid="00067871" officeooo:paragraph-rsid="000678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emaphore</text:p>
      <text:p text:style-name="P1"/>
      <text:p text:style-name="P1">1. Shemapore is integer variable.</text:p>
      <text:p text:style-name="P1">2. Shemaphore used to lock the critical section of the code. The part of the code <text:s/>or file which is frequently used by processes <text:s/>are called CRITICAL SECTION, then what the processor did is , it store the critcal section in the primary memory insthead of secondary memory to save the time to access it.</text:p>
      <text:p text:style-name="P1">3. Shemaphore variable has two value <text:s/>0 AND 1, <text:s/>when it is 0 means critical section is locked by the process which is using the critical section, and other process has to wait until it become 1.</text:p>
      <text:p text:style-name="P2">4. we can't use the function like lockf() and fcntl() to lock the critical section because it is not a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8:46:17.617899118</meta:creation-date>
    <dc:date>2017-03-30T18:55:28.134241232</dc:date>
    <meta:editing-duration>PT1M31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5" meta:word-count="119" meta:character-count="647" meta:non-whitespace-character-count="529"/>
  </office:meta>
</office:document-meta>
</file>